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555555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inheri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font-name="inherit" fo:font-size="12pt" fo:letter-spacing="normal" fo:font-style="normal" fo:font-weight="normal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8pt" style:font-size-asian="18pt" style:font-size-complex="18pt"/>
    </style:style>
    <style:style style:name="P15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 text:name="section-103.8"/>103.8 Perform basic file editing operations using vi </text:h>
      <text:p text:style-name="P1"/>
      <text:p text:style-name="P3">Edit text files using vi. Tasks include vi navigation, understanding basic vi nodes, and inserting, editing, deleting, copying, and finding text.</text:p>
      <text:p text:style-name="P2"/>
      <text:p text:style-name="P5"><text:span text:style-name="T2">Vi</text:span><text:line-break/>editor common to almost all of the UNIX and Linux systems.</text:p>
      <text:p text:style-name="P5"/>
      <text:list xml:id="list12189110791" text:style-name="L1">
        <text:list-header>
          <text:p text:style-name="P15">/, ?</text:p>
          <text:p text:style-name="P17">search text with regex</text:p>
          <text:p text:style-name="P17">/ = search forward<text:line-break/>? = search backward</text:p>
          <text:p text:style-name="P17">n = repeat search in same direction</text:p>
          <text:p text:style-name="P16"/>
          <text:p text:style-name="P15">h,j,k,l</text:p>
        </text:list-header>
      </text:list>
      <text:p text:style-name="P9"/>
      <text:p text:style-name="P10">h = move one to left</text:p>
      <text:p text:style-name="P10">j = move to bottom line</text:p>
      <text:p text:style-name="P10">k = move to top line</text:p>
      <text:p text:style-name="P10">l = move one to right</text:p>
      <text:p text:style-name="P9"/>
      <text:list xml:id="list2007398880" text:continue-numbering="true" text:style-name="L1">
        <text:list-header>
          <text:p text:style-name="P15">i, o, a</text:p>
        </text:list-header>
      </text:list>
      <text:p text:style-name="P9"/>
      <text:p text:style-name="P10">I = enter insert mode before current pos</text:p>
      <text:p text:style-name="P10">o = creates new line at bottom of current one</text:p>
      <text:p text:style-name="P10">a = enter insert mode after caracter at current pos</text:p>
      <text:list xml:id="list287167644" text:continue-numbering="true" text:style-name="L1">
        <text:list-header>
          <text:p text:style-name="P15"/>
          <text:p text:style-name="P15">c, d, p, y, dd, yy<text:line-break/><text:line-break/><text:span text:style-name="T1">c = change current char<text:line-break/>d = difference mode between multiple files</text:span></text:p>
          <text:p text:style-name="P18">p = put last deleted text after current char</text:p>
          <text:p text:style-name="P18">y = copy</text:p>
          <text:p text:style-name="P18">dd = delete current line</text:p>
          <text:p text:style-name="P18">yy = copy</text:p>
          <text:p text:style-name="P18"/>
          <text:p text:style-name="P15"/>
          <text:p text:style-name="P15">ZZ, :w!, :q!, :e!</text:p>
        </text:list-header>
      </text:list>
      <text:p text:style-name="P2"/>
      <text:p text:style-name="P4">ZZ = save and exit<text:line-break/>:w! = save ovewrite</text:p>
      <text:p text:style-name="P4">:q! = without saving</text:p>
      <text:p text:style-name="P4">:e! = edit disk copy of file</text:p>
      <text:p text:style-name="P2"/>
      <text:p text:style-name="P6"><text:soft-page-break/>Objectives</text:p>
      <text:p text:style-name="P6"/>
      <text:p text:style-name="P12">Navigate a document using vi.</text:p>
      <text:p text:style-name="P8">Use basic vi modes.</text:p>
      <text:p text:style-name="P8">Insert, edit, delete, copy and find text.</text:p>
      <text:p text:style-name="P6"/>
      <text:p text:style-name="P6">Todo</text:p>
      <text:p text:style-name="P7">Train a lot with vim<text:line-break/></text:p>
      <text:p text:style-name="P6">Sources</text:p>
      <text:p text:style-name="P7">VI : http://www.ibm.com/developerworks/linux/tutorials/l-vi/</text:p>
      <text:p text:style-name="P7">vimtutor command</text:p>
      <text:p text:style-name="P14"><text:line-break/><text:span text:style-name="T4">Questions</text:span></text:p>
      <text:p text:style-name="P14"><text:span text:style-name="T4"/></text:p>
      <text:p text:style-name="P13">1. How would you remove two lines of text from a file using Vi?</text:p>
      <text:p text:style-name="P13">A. In command mode, position the cursor on the first line, and type 2dd.</text:p>
      <text:p text:style-name="P13">B. In command mode, position the cursor on the last line, and type 2yy.</text:p>
      <text:p text:style-name="P13">C. In insert mode, position the cursor at the start of the first line, hold down the Shift key</text:p>
      <text:p text:style-name="P13"><text:s text:c="2"/>while pressing the Down arrow key twice, and press the Delete key on the keyboard.</text:p>
      <text:p text:style-name="P13">D. In insert mode, position the cursor at the start of the first line, and press Ctrl+K twice.</text:p>
      <text:p text:style-name="P13">E. Using your mouse, select both lines, and then press the Delete or Backspace key.<text:line-break/><text:line-break/>2. In Vi’s command mode, you type :q!. What is the effect?</text:p>
      <text:p text:style-name="P13">A. Nothing; this isn’t a valid Vi command.</text:p>
      <text:p text:style-name="P13">B. The text :q! is inserted into the file you’re editing.</text:p>
      <text:p text:style-name="P13">C. The program terminates and saves any existing files that are in memory.</text:p>
      <text:p text:style-name="P13">D. The program terminates without saving your work.</text:p>
      <text:p text:style-name="P13">E. An exclamation point (!) overwrites the character under the cursor in the text.</text:p>
      <text:p text:style-name="P13"/>
      <text:p text:style-name="P13">3. <text:s/>What is an advantage of Vi over Emacs?</text:p>
      <text:p text:style-name="P13">A. Vi is X-based and so is easier to use than Emacs.</text:p>
      <text:p text:style-name="P13">B. Vi encodes text in EBCDIC, which is more flexible than Emacs’ ASCII.</text:p>
      <text:p text:style-name="P13">C. Vi’s mode-based operations permit it to handle non-English languages.</text:p>
      <text:p text:style-name="P13">D. Vi includes a built-in Web browser and email client; Emacs doesn’t.</text:p>
      <text:p text:style-name="P13">E. Vi is smaller and so can fit on compact emergency systems and embedded devices.<text:line-break/><text:line-break/>4. From Vi’s command mode, you want to enter insert mode. How might you do this?</text:p>
      <text:p text:style-name="P13"><text:soft-page-break/>(Select three.)</text:p>
      <text:p text:style-name="P13">A. Type R.</text:p>
      <text:p text:style-name="P13">B.</text:p>
      <text:p text:style-name="P13">Type i.</text:p>
      <text:p text:style-name="P13">C. Type a.</text:p>
      <text:p text:style-name="P13">D. Type :.</text:p>
      <text:p text:style-name="P13">E. Press Esc.<text:line-break/><text:line-break/>5. How do you exit Vi’s insert mode in order to type command-mode commands?</text:p>
      <text:p text:style-name="P13">A. Press the ~ key.</text:p>
      <text:p text:style-name="P13">B. Press the Esc key.</text:p>
      <text:p text:style-name="P13">C. Type Ctrl+X followed by Ctrl+C.</text:p>
      <text:p text:style-name="P13">D. Press the F10 key.</text:p>
      <text:p text:style-name="P13">E. Press the Shift+Insert key combination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7:41</meta:creation-date>
    <dc:date>2014-08-14T13:02:35</dc:date>
    <dc:creator>David </dc:creator>
    <meta:editing-duration>PT35M15S</meta:editing-duration>
    <meta:editing-cycles>45</meta:editing-cycles>
    <meta:generator>LibreOffice/3.5$Linux_X86_64 LibreOffice_project/350m1$Build-2</meta:generator>
    <meta:document-statistic meta:table-count="0" meta:image-count="0" meta:object-count="0" meta:page-count="3" meta:paragraph-count="65" meta:word-count="542" meta:character-count="2804" meta:non-whitespace-character-count="2299"/>
  </office:meta>
</office:document-meta>
</file>